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text-properties officeooo:paragraph-rsid="0006f79e"/>
    </style:style>
    <style:style style:name="P2" style:family="paragraph" style:parent-style-name="Standard" style:list-style-name="L1">
      <style:text-properties style:font-name="Segoe UI" officeooo:rsid="0006f79e" officeooo:paragraph-rsid="0006f79e"/>
    </style:style>
    <style:style style:name="P3" style:family="paragraph" style:parent-style-name="Standard" style:list-style-name="L1">
      <style:text-properties style:font-name="Segoe UI" officeooo:rsid="0013df2a" officeooo:paragraph-rsid="0013df2a"/>
    </style:style>
    <style:style style:name="P4" style:family="paragraph" style:parent-style-name="Text_20_body" style:list-style-name="L2">
      <style:text-properties officeooo:rsid="000d8da8" officeooo:paragraph-rsid="000d8da8"/>
    </style:style>
    <style:style style:name="P5" style:family="paragraph" style:parent-style-name="Text_20_body" style:list-style-name="L2">
      <style:text-properties officeooo:rsid="000d8da8" officeooo:paragraph-rsid="0012edb0"/>
    </style:style>
    <style:style style:name="P6" style:family="paragraph" style:parent-style-name="Text_20_body" style:list-style-name="L3">
      <style:text-properties officeooo:rsid="00096f5f" officeooo:paragraph-rsid="00096f5f"/>
    </style:style>
    <style:style style:name="P7" style:family="paragraph" style:parent-style-name="Text_20_body" style:list-style-name="L3">
      <style:text-properties officeooo:rsid="000add01" officeooo:paragraph-rsid="000add01"/>
    </style:style>
    <style:style style:name="P8" style:family="paragraph" style:parent-style-name="Text_20_body" style:list-style-name="L3">
      <style:paragraph-properties fo:text-align="start" style:justify-single-word="false"/>
      <style:text-properties officeooo:rsid="000add01" officeooo:paragraph-rsid="000add01"/>
    </style:style>
    <style:style style:name="P9" style:family="paragraph" style:parent-style-name="Text_20_body" style:list-style-name="L3">
      <style:text-properties officeooo:rsid="000b21a3" officeooo:paragraph-rsid="000b21a3"/>
    </style:style>
    <style:style style:name="P10" style:family="paragraph" style:parent-style-name="Text_20_body" style:list-style-name="L3">
      <style:text-properties style:text-line-through-style="solid" style:text-line-through-type="single" officeooo:rsid="000b21a3" officeooo:paragraph-rsid="000b21a3"/>
    </style:style>
    <style:style style:name="P11" style:family="paragraph" style:parent-style-name="Text_20_body" style:list-style-name="L3">
      <style:text-properties style:text-line-through-style="solid" style:text-line-through-type="single" officeooo:rsid="000fa0f2" officeooo:paragraph-rsid="000fa0f2"/>
    </style:style>
    <style:style style:name="P12" style:family="paragraph" style:parent-style-name="Text_20_body" style:list-style-name="L3">
      <style:paragraph-properties fo:text-align="start" style:justify-single-word="false"/>
      <style:text-properties style:text-line-through-style="none" style:text-line-through-type="none" officeooo:rsid="000b21a3" officeooo:paragraph-rsid="000b21a3"/>
    </style:style>
    <style:style style:name="P13" style:family="paragraph" style:parent-style-name="Text_20_body" style:list-style-name="L3">
      <style:paragraph-properties fo:text-align="start" style:justify-single-word="false"/>
      <style:text-properties style:text-line-through-style="none" style:text-line-through-type="none" officeooo:rsid="000f7eac" officeooo:paragraph-rsid="000f7eac"/>
    </style:style>
    <style:style style:name="P14" style:family="paragraph" style:parent-style-name="Text_20_body" style:list-style-name="L3">
      <style:text-properties style:text-line-through-style="none" style:text-line-through-type="none" officeooo:rsid="000fa0f2" officeooo:paragraph-rsid="000fa0f2"/>
    </style:style>
    <style:style style:name="P15" style:family="paragraph" style:parent-style-name="Text_20_body" style:list-style-name="L3">
      <style:paragraph-properties fo:text-align="start" style:justify-single-word="false"/>
      <style:text-properties style:text-line-through-style="none" style:text-line-through-type="none" officeooo:rsid="0010db23" officeooo:paragraph-rsid="0010db23"/>
    </style:style>
    <style:style style:name="P16" style:family="paragraph" style:parent-style-name="Text_20_body">
      <style:text-properties officeooo:rsid="0011c950" officeooo:paragraph-rsid="0011c950"/>
    </style:style>
    <style:style style:name="P17" style:family="paragraph" style:parent-style-name="Text_20_body">
      <style:text-properties officeooo:rsid="0012edb0" officeooo:paragraph-rsid="0012edb0"/>
    </style:style>
    <style:style style:name="P18" style:family="paragraph" style:parent-style-name="Text_20_body" style:list-style-name="L4">
      <style:text-properties officeooo:rsid="0012edb0" officeooo:paragraph-rsid="0012edb0"/>
    </style:style>
    <style:style style:name="P19" style:family="paragraph" style:parent-style-name="Text_20_body" style:list-style-name="L4">
      <style:text-properties officeooo:rsid="0012edb0" officeooo:paragraph-rsid="00183b75"/>
    </style:style>
    <style:style style:name="P20" style:family="paragraph" style:parent-style-name="Text_20_body" style:list-style-name="L2">
      <style:text-properties officeooo:rsid="001527fa" officeooo:paragraph-rsid="001527fa"/>
    </style:style>
    <style:style style:name="P21" style:family="paragraph" style:parent-style-name="Text_20_body" style:list-style-name="L3">
      <style:text-properties officeooo:rsid="00183b75" officeooo:paragraph-rsid="00183b75"/>
    </style:style>
    <style:style style:name="P22" style:family="paragraph" style:parent-style-name="Text_20_body" style:list-style-name="L6">
      <style:text-properties officeooo:rsid="00183b75" officeooo:paragraph-rsid="00183b75"/>
    </style:style>
    <style:style style:name="P23" style:family="paragraph" style:parent-style-name="Text_20_body">
      <style:text-properties officeooo:paragraph-rsid="00183b75"/>
    </style:style>
    <style:style style:name="P24" style:family="paragraph" style:parent-style-name="Heading_20_1">
      <style:text-properties style:font-name="Segoe UI" officeooo:rsid="0006f79e" officeooo:paragraph-rsid="0006f79e"/>
    </style:style>
    <style:style style:name="P25" style:family="paragraph" style:parent-style-name="Heading_20_2">
      <style:text-properties style:font-name="Segoe UI" officeooo:rsid="0006f79e" officeooo:paragraph-rsid="0006f79e"/>
    </style:style>
    <style:style style:name="P26" style:family="paragraph" style:parent-style-name="Heading_20_2">
      <style:text-properties officeooo:rsid="00096f5f" officeooo:paragraph-rsid="00096f5f"/>
    </style:style>
    <style:style style:name="P27" style:family="paragraph" style:parent-style-name="Heading_20_2">
      <style:text-properties officeooo:rsid="000b21a3" officeooo:paragraph-rsid="000b21a3"/>
    </style:style>
    <style:style style:name="P28" style:family="paragraph" style:parent-style-name="Heading_20_2">
      <style:text-properties officeooo:rsid="0011c950" officeooo:paragraph-rsid="0011c950"/>
    </style:style>
    <style:style style:name="P29" style:family="paragraph" style:parent-style-name="Heading_20_3">
      <style:text-properties officeooo:rsid="000d8da8" officeooo:paragraph-rsid="000d8da8"/>
    </style:style>
    <style:style style:name="T1" style:family="text">
      <style:text-properties style:font-name="Segoe UI" officeooo:rsid="0006f79e"/>
    </style:style>
    <style:style style:name="T2" style:family="text">
      <style:text-properties style:text-line-through-style="solid" style:text-line-through-type="single"/>
    </style:style>
    <style:style style:name="T3" style:family="text">
      <style:text-properties officeooo:rsid="001527fa"/>
    </style:style>
    <style:style style:name="T4" style:family="text">
      <style:text-properties officeooo:rsid="0017d8c0"/>
    </style:style>
    <style:style style:name="T5" style:family="text">
      <style:text-properties officeooo:rsid="00183b7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Documentation for the katamaran web app</text:h>
      <text:h text:style-name="P25" text:outline-level="2">Technologies used</text:h>
      <text:list xml:id="list1059324771" text:style-name="L1">
        <text:list-item>
          <text:p text:style-name="P2">HTML5</text:p>
        </text:list-item>
        <text:list-item>
          <text:p text:style-name="P2">CSS3</text:p>
        </text:list-item>
        <text:list-item>
          <text:p text:style-name="P3">Node 12.14.0</text:p>
        </text:list-item>
        <text:list-item>
          <text:p text:style-name="P1"><text:span text:style-name="T1">React </text:span>16.12.0</text:p>
        </text:list-item>
      </text:list>
      <text:h text:style-name="P29" text:outline-level="3">Libraries and dependencies</text:h>
      <text:list xml:id="list2990158575" text:style-name="L2">
        <text:list-item>
          <text:p text:style-name="P5">React router - <text:a xlink:type="simple" xlink:href="https://reacttraining.com/react-router/web/guides/quick-start" text:style-name="Internet_20_link" text:visited-style-name="Visited_20_Internet_20_Link">https://reacttraining.com/react-router/web/guides/quick-start</text:a></text:p>
        </text:list-item>
        <text:list-item>
          <text:p text:style-name="P20">React date picker - https://reactdatepicker.com/</text:p>
        </text:list-item>
        <text:list-item>
          <text:p text:style-name="P5">Pigeon maps - https://github.com/mariusandra/pigeon-maps</text:p>
        </text:list-item>
        <text:list-item>
          <text:p text:style-name="P4">Chart js </text:p>
        </text:list-item>
      </text:list>
      <text:h text:style-name="P26" text:outline-level="2">Tasks to do</text:h>
      <text:list xml:id="list794243305" text:style-name="L3">
        <text:list-item>
          <text:p text:style-name="P6">Finish manifest</text:p>
          <text:list>
            <text:list-item>
              <text:p text:style-name="P6">find suitable icons</text:p>
            </text:list-item>
          </text:list>
        </text:list-item>
        <text:list-item>
          <text:p text:style-name="P8">Style this shit – no bootstrap</text:p>
          <text:list>
            <text:list-item>
              <text:p text:style-name="P12">Header – could look better:</text:p>
              <text:list>
                <text:list-item>
                  <text:p text:style-name="P13">style active tab?</text:p>
                </text:list-item>
                <text:list-item>
                  <text:p text:style-name="P15">Stretching vertically</text:p>
                </text:list-item>
              </text:list>
            </text:list-item>
            <text:list-item>
              <text:p text:style-name="P9">Main:</text:p>
              <text:list>
                <text:list-item>
                  <text:p text:style-name="P21">Write the sidebar not as a component but as part of main. </text:p>
                </text:list-item>
              </text:list>
            </text:list-item>
            <text:list-item>
              <text:p text:style-name="P9">Footer:</text:p>
              <text:list>
                <text:list-item>
                  <text:p text:style-name="P10">Proper size for icon list</text:p>
                </text:list-item>
                <text:list-item>
                  <text:p text:style-name="P10">Proper size for icons</text:p>
                </text:list-item>
                <text:list-item>
                  <text:p text:style-name="P10">links for icons</text:p>
                </text:list-item>
              </text:list>
            </text:list-item>
          </text:list>
        </text:list-item>
        <text:list-item>
          <text:p text:style-name="P7">Take care of <text:span text:style-name="T3">maps</text:span>:</text:p>
          <text:list>
            <text:list-item>
              <text:p text:style-name="P11">install pigeon:</text:p>
              <text:list>
                <text:list-item>
                  <text:p text:style-name="P14"/>
                </text:list-item>
              </text:list>
            </text:list-item>
            <text:list-item>
              <text:p text:style-name="P14"/>
            </text:list-item>
          </text:list>
        </text:list-item>
        <text:list-item>
          <text:p text:style-name="P7">Take care of <text:span text:style-name="T3">graphs</text:span></text:p>
        </text:list-item>
        <text:list-item>
          <text:p text:style-name="P9">write some help</text:p>
        </text:list-item>
      </text:list>
      <text:h text:style-name="P27" text:outline-level="2"><text:soft-page-break/>How the app works</text:h>
      <text:p text:style-name="P17">Base structure is like this:</text:p>
      <text:list xml:id="list3823656789" text:style-name="L4">
        <text:list-item>
          <text:p text:style-name="P18">Fetch data <text:span text:style-name="T5">(on mount or button press)</text:span></text:p>
        </text:list-item>
        <text:list-item>
          <text:p text:style-name="P18">Assign fetched data to the state of whichever of the main tabs is open at the moment</text:p>
        </text:list-item>
        <text:list-item>
          <text:p text:style-name="P18">Choose one parameter </text:p>
        </text:list-item>
        <text:list-item>
          <text:p text:style-name="P18">Optionally filter the data</text:p>
        </text:list-item>
        <text:list-item>
          <text:p text:style-name="P18">Display the data as a graph or a map</text:p>
        </text:list-item>
        <text:list-item>
          <text:p text:style-name="P19">Request more data → back to step 1</text:p>
        </text:list-item>
      </text:list>
      <text:p text:style-name="P23"><text:span text:style-name="T5">The sidebar with filters is a part of the any given main component. The proper map or chart component is its child and is handed props in the form of the parent’s state. The parent’s state is going to be:</text:span></text:p>
      <text:list xml:id="list1467997008" text:style-name="L6">
        <text:list-item>
          <text:p text:style-name="P22">All fetched data</text:p>
        </text:list-item>
        <text:list-item>
          <text:p text:style-name="P22">Chosen filters</text:p>
        </text:list-item>
        <text:list-item>
          <text:p text:style-name="P22">Filtered data to be handed down</text:p>
        </text:list-item>
      </text:list>
      <text:list xml:id="list221811124220187" text:continue-list="list3823656789" text:style-name="L4">
        <text:list-header>
          <text:p text:style-name="P19"/>
        </text:list-header>
      </text:list>
      <text:h text:style-name="P28" text:outline-level="2">Notes</text:h>
      <text:p text:style-name="P16">Sidebar is not a component on its own since it would be overkill with an app this small. <text:span text:style-name="T4">Passing props from child back to parent is too bothersome anyway.</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9T18:47:33.576454278</meta:creation-date>
    <dc:date>2020-01-12T22:18:11.012326323</dc:date>
    <meta:editing-duration>P1DT8H54M16S</meta:editing-duration>
    <meta:editing-cycles>12</meta:editing-cycles>
    <meta:generator>LibreOffice/6.0.7.3$Linux_X86_64 LibreOffice_project/00m0$Build-3</meta:generator>
    <meta:document-statistic meta:table-count="0" meta:image-count="0" meta:object-count="0" meta:page-count="2" meta:paragraph-count="44" meta:word-count="266" meta:character-count="1416" meta:non-whitespace-character-count="1222"/>
  </office:meta>
</office:document-meta>
</file>